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Alice" svg:font-family="Alic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c092b" officeooo:paragraph-rsid="001c092b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officeooo:rsid="001c092b" officeooo:paragraph-rsid="001d747b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1c092b" officeooo:paragraph-rsid="001c092b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32pt" officeooo:paragraph-rsid="001d747b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style:font-name="Alice" fo:font-size="24pt" officeooo:rsid="001c092b" officeooo:paragraph-rsid="001c092b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Alice" fo:font-size="24pt" officeooo:rsid="001c092b" officeooo:paragraph-rsid="0025e59c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Alice" fo:font-size="24pt" officeooo:rsid="002595b4" officeooo:paragraph-rsid="0025e59c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style:font-name="Alice" fo:font-size="24pt" officeooo:rsid="002516f5" officeooo:paragraph-rsid="002516f5" style:font-size-asian="21pt" style:font-size-complex="24pt"/>
    </style:style>
    <style:style style:name="P10" style:family="paragraph" style:parent-style-name="Standard">
      <style:paragraph-properties fo:text-align="center" style:justify-single-word="false"/>
      <style:text-properties style:font-name="Alice" fo:font-size="24pt" officeooo:rsid="0025c985" officeooo:paragraph-rsid="0025c985" style:font-size-asian="21pt" style:font-size-complex="24pt"/>
    </style:style>
    <style:style style:name="P11" style:family="paragraph" style:parent-style-name="Standard">
      <style:paragraph-properties fo:text-align="center" style:justify-single-word="false"/>
      <style:text-properties style:font-name="Alice" fo:font-size="72pt" officeooo:rsid="002516f5" officeooo:paragraph-rsid="002516f5" style:font-size-asian="72pt" style:font-size-complex="72pt"/>
    </style:style>
    <style:style style:name="P12" style:family="paragraph" style:parent-style-name="Standard">
      <style:paragraph-properties fo:text-align="center" style:justify-single-word="false"/>
      <style:text-properties style:font-name="Alice" fo:font-size="72pt" officeooo:rsid="0024140b" officeooo:paragraph-rsid="0025e59c" style:font-size-asian="72pt" style:font-size-complex="7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24pt" officeooo:rsid="001d747b" officeooo:paragraph-rsid="001d747b" style:font-size-asian="24pt" style:font-size-complex="2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24pt" officeooo:rsid="001d747b" officeooo:paragraph-rsid="0025e59c" style:font-size-asian="24pt" style:font-size-complex="2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4pt" officeooo:rsid="001c092b" officeooo:paragraph-rsid="0025e59c" style:font-size-asian="24pt" style:font-size-complex="2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officeooo:rsid="001c092b" officeooo:paragraph-rsid="0025e59c" style:font-size-asian="10.5pt" style:font-size-complex="12pt"/>
    </style:style>
    <style:style style:name="P17" style:family="paragraph" style:parent-style-name="Standard">
      <style:paragraph-properties fo:text-align="center" style:justify-single-word="false"/>
      <style:text-properties officeooo:paragraph-rsid="0025e59c"/>
    </style:style>
    <style:style style:name="P18" style:family="paragraph" style:parent-style-name="Standard">
      <style:paragraph-properties fo:text-align="center" style:justify-single-word="false"/>
      <style:text-properties officeooo:rsid="001c092b" officeooo:paragraph-rsid="0025e59c"/>
    </style:style>
    <style:style style:name="P19" style:family="paragraph" style:parent-style-name="Standard">
      <style:paragraph-properties fo:text-align="center" style:justify-single-word="false"/>
      <style:text-properties fo:font-size="32pt" officeooo:paragraph-rsid="0025e59c" style:font-size-asian="32pt" style:font-size-complex="32pt"/>
    </style:style>
    <style:style style:name="T1" style:family="text">
      <style:text-properties style:font-name="Times New Roman1"/>
    </style:style>
    <style:style style:name="T2" style:family="text">
      <style:text-properties style:font-name="Times New Roman" fo:font-size="24pt" officeooo:rsid="001ed99c" style:font-size-asian="24pt" style:font-size-complex="24pt"/>
    </style:style>
    <style:style style:name="T3" style:family="text">
      <style:text-properties style:font-name="Times New Roman" officeooo:rsid="001d747b"/>
    </style:style>
    <style:style style:name="T4" style:family="text">
      <style:text-properties officeooo:rsid="0025e5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><text:span text:style-name="T4">Log</text:span>:</text:p>
      <text:p text:style-name="P7"/>
      <text:p text:style-name="P8"><text:span text:style-name="T4">Diary of current activities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"/>
      <text:p text:style-name="P14"/>
      <text:p text:style-name="P19"><text:span text:style-name="T3">E</text:span><text:span text:style-name="T2">DITION</text:span><text:span text:style-name="T3"> O</text:span><text:span text:style-name="T2">NE</text:span></text:p>
      <text:p text:style-name="P15"/>
      <text:p text:style-name="P15"/>
      <text:p text:style-name="P15"/>
      <text:p text:style-name="P15"/>
      <text:p text:style-name="P15">Stephen E. Huntley</text:p>
      <text:p text:style-name="P16"/>
      <text:p text:style-name="P16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pyright <text:span text:style-name="T1">©</text:span> 2023 by Stephen E. Huntley</text:p>
      <text:p text:style-name="P4">All rights reserv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Alice" svg:font-family="Alic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0T12:23:27.075891171</meta:creation-date>
    <meta:generator>LibreOffice/6.4.7.2$Linux_X86_64 LibreOffice_project/40$Build-2</meta:generator>
    <dc:date>2023-06-08T12:42:01.001218042</dc:date>
    <meta:editing-duration>PT45M11S</meta:editing-duration>
    <meta:editing-cycles>8</meta:editing-cycles>
    <meta:document-statistic meta:table-count="0" meta:image-count="0" meta:object-count="0" meta:page-count="2" meta:paragraph-count="6" meta:word-count="20" meta:character-count="117" meta:non-whitespace-character-count="103"/>
  </office:meta>
</office:document-meta>
</file>